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cff99" draw:textarea-horizontal-align="justify" draw:textarea-vertical-align="middle" draw:auto-grow-height="false" fo:min-height="1.75cm" fo:min-width="5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1.77cm" fo:min-width="3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ccff99" draw:textarea-horizontal-align="justify" draw:textarea-vertical-align="middle" draw:auto-grow-height="false" fo:min-height="1.67cm" fo:min-width="5.4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ffff" draw:textarea-horizontal-align="justify" draw:textarea-vertical-align="middle" draw:auto-grow-height="false" fo:min-height="1.85cm" fo:min-width="3.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cccc" draw:textarea-horizontal-align="justify" draw:textarea-vertical-align="middle" draw:auto-grow-height="false" fo:min-height="1.75cm" fo:min-width="13.5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Line_20_Style_20_9" svg:stroke-width="0.081cm" svg:stroke-color="#ff3333" draw:marker-start-width="0.321cm" draw:marker-end-width="0.321cm" draw:fill="none" draw:textarea-horizontal-align="justify" draw:textarea-vertical-align="middle" draw:auto-grow-height="false" fo:min-height="8.87cm" fo:min-width="5.0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1cm" fo:min-width="0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-color="#ccff99"/>
      <style:paragraph-properties fo:text-align="center"/>
      <style:text-properties fo:color="#000000"/>
    </style:style>
    <style:style style:name="P3" style:family="paragraph">
      <loext:graphic-properties draw:fill-color="#ffcc99"/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style:font-name="Courier"/>
    </style:style>
    <style:style style:name="P5" style:family="paragraph">
      <loext:graphic-properties draw:fill-color="#ccff99"/>
      <style:paragraph-properties fo:text-align="center"/>
      <style:text-properties fo:color="#000000" style:font-name="Courier"/>
    </style:style>
    <style:style style:name="P6" style:family="paragraph">
      <loext:graphic-properties draw:fill-color="#00ffff"/>
      <style:paragraph-properties fo:text-align="center"/>
      <style:text-properties fo:color="#000000"/>
    </style:style>
    <style:style style:name="P7" style:family="paragraph">
      <loext:graphic-properties draw:fill-color="#ffcccc"/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339966" style:font-name="Courier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color="#ff0000" style:font-name="DejaVu Sans Light" fo:font-size="14pt" fo:font-style="italic" fo:font-weight="bold"/>
    </style:style>
    <style:style style:name="P12" style:family="paragraph">
      <loext:graphic-properties draw:fill="none" draw:fill-color="#ffffff"/>
      <style:text-properties fo:color="#ff0000" style:font-name="DejaVu Sans Light" fo:font-size="14pt" fo:font-style="italic" fo:font-weight="bold"/>
    </style:style>
    <style:style style:name="T1" style:family="text">
      <style:text-properties style:font-name="Courier"/>
    </style:style>
    <style:style style:name="T2" style:family="text">
      <style:text-properties fo:color="#339966" style:font-name="Courier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cm" svg:x="3cm" svg:y="9cm">
          <text:p text:style-name="P1">DSPL</text:p>
          <text:p text:style-name="P1"><text:span text:style-name="T1">libdsp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1cm" svg:x="5cm" svg:y="15cm">
          <text:p text:style-name="P1">BLAS</text:p>
          <text:p text:style-name="P1"><text:span text:style-name="T1">libbl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1cm" svg:x="5cm" svg:y="18cm">
          <text:p text:style-name="P1">LAPACK</text:p>
          <text:p text:style-name="P1"><text:span text:style-name="T1">liblapa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1cm" svg:x="5cm" svg:y="12cm">
          <text:p text:style-name="P1">FFTW3</text:p>
          <text:p text:style-name="P1"><text:span text:style-name="T1">libfftw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2cm" svg:x="11cm" svg:y="9cm">
          <text:p text:style-name="P4"><text:span text:style-name="T1">libplo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2.1cm" svg:x="13cm" svg:y="12cm">
          <text:p text:style-name="P1">GNUPLO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4cm" svg:height="2cm" svg:x="3cm" svg:y="5cm">
          <text:p text:style-name="P1">Приложение</text:p>
          <draw:enhanced-geometry svg:viewBox="0 0 21600 21600" draw:type="rectangle" draw:enhanced-path="M 0 0 L 21600 0 21600 21600 0 21600 0 0 Z N"/>
        </draw:custom-shape>
        <draw:polyline draw:style-name="gr6" draw:text-style-name="P8" draw:layer="layout" svg:width="7.999cm" svg:height="1.499cm" draw:transform="rotate (-1.5707963267949) translate (4.99999999999999cm 11cm)" svg:viewBox="0 0 8000 1500" draw:points="0,1500 8000,1500 8000,0">
          <text:p/>
        </draw:polyline>
        <draw:line draw:style-name="gr6" draw:text-style-name="P8" draw:layer="layout" svg:x1="3.5cm" svg:y1="16cm" svg:x2="5cm" svg:y2="16cm">
          <text:p/>
        </draw:line>
        <draw:line draw:style-name="gr6" draw:text-style-name="P8" draw:layer="layout" svg:x1="3.5cm" svg:y1="13cm" svg:x2="5cm" svg:y2="13cm">
          <text:p/>
        </draw:line>
        <draw:polyline draw:style-name="gr6" draw:text-style-name="P8" draw:layer="layout" svg:width="1.999cm" svg:height="1.499cm" draw:transform="rotate (-1.5707963267949) translate (13cm 11cm)" svg:viewBox="0 0 2000 1500" draw:points="0,1500 2000,1500 2000,0">
          <text:p/>
        </draw:polyline>
        <draw:line draw:style-name="gr6" draw:text-style-name="P8" draw:layer="layout" svg:x1="6cm" svg:y1="7cm" svg:x2="6cm" svg:y2="9cm">
          <text:p/>
        </draw:line>
        <draw:line draw:style-name="gr6" draw:text-style-name="P8" draw:layer="layout" svg:x1="14cm" svg:y1="7cm" svg:x2="14cm" svg:y2="9cm">
          <text:p/>
        </draw:line>
        <draw:line draw:style-name="gr6" draw:text-style-name="P8" draw:layer="layout" svg:x1="7cm" svg:y1="17.1cm" svg:x2="7cm" svg:y2="18cm">
          <text:p/>
        </draw:line>
        <draw:frame draw:style-name="gr7" draw:text-style-name="P10" draw:layer="layout" svg:width="2.788cm" svg:height="0.971cm" svg:x="4.6cm" svg:y="6cm">
          <draw:text-box>
            <text:p text:style-name="P9"><text:span text:style-name="T2">dspl.h</text:span></text:p>
          </draw:text-box>
        </draw:frame>
        <draw:frame draw:style-name="gr7" draw:text-style-name="P10" draw:layer="layout" svg:width="2.788cm" svg:height="0.971cm" svg:x="12.7cm" svg:y="6.025cm">
          <draw:text-box>
            <text:p text:style-name="P9"><text:span text:style-name="T2">plo</text:span><text:span text:style-name="T2">t.h</text:span></text:p>
          </draw:text-box>
        </draw:frame>
        <draw:custom-shape draw:style-name="gr8" draw:text-style-name="P8" draw:layer="layout" svg:width="5.6cm" svg:height="9.2cm" svg:x="4.2cm" svg:y="11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6cm" svg:height="3.491cm" svg:x="9.9cm" svg:y="17.209cm">
          <draw:text-box>
            <text:p text:style-name="P11">Предварительно скомпилированные</text:p>
            <text:p text:style-name="P11"><text:span text:style-name="T3">библиотеки</text:span> с возможностью статической линковки в приложении пользовател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2:07:50.445212893</meta:creation-date>
    <dc:date>2018-01-21T12:39:24.129041836</dc:date>
    <meta:editing-duration>PT10M4S</meta:editing-duration>
    <meta:editing-cycles>2</meta:editing-cycles>
    <meta:generator>LibreOffice/5.1.6.2$Linux_X86_64 LibreOffice_project/10m0$Build-2</meta:generator>
    <meta:document-statistic meta:object-count="18"/>
  </office:meta>
</office:document-meta>
</file>